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46b3d"/>
    </style:style>
    <style:style style:name="T1" style:family="text">
      <style:text-properties style:font-weight-asian="bold"/>
    </style:style>
    <style:style style:name="T2" style:family="text">
      <style:text-properties fo:font-weight="bold"/>
    </style:style>
    <style:style style:name="T3" style:family="text">
      <style:text-properties officeooo:rsid="00146b3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</text:p>
      <text:p text:style-name="P1">在我们最近的相关论文中，热力学把所有 Token 视为等价的粒子。但在 AI 里，学习一本《百科全书》产生的智能，远大于学习一堆随机乱码，虽然它们产生的“物理热量”可能差不多。这就对应了现存的一大<text:span text:style-name="T1">未解之谜：</text:span> <text:span text:style-name="T1">信息质量（</text:span><text:span text:style-name="T2">Semantic Information</text:span><text:span text:style-name="T1">）</text:span> 如何影响 <text:span text:style-name="T1">物理熵增（</text:span><text:span text:style-name="T2">Thermodynamic Entropy</text:span><text:span text:style-name="T1">）</text:span>？是不是“高质量数据”能让系统以更低的热量代价完成相变？是不是“垃圾数据”会增加系统的内部摩擦系数？<text:line-break/>我们通过目前的流行游戏：自走棋（Auto Chess）所获得的灵感，抽象出来语义的相关概念，将游戏概念中的羁绊视为token中的关联度，再结合之前论文中的热力学模型，尝试从第一性原理来解释语义熵和热力学熵之间的关系。</text:p>
      <text:p text:style-name="P1"/>
      <text:p text:style-name="P1"/>
      <text:p text:style-name="P1">Discussinon</text:p>
      <text:p text:style-name="P1">在实验过程中，我们从游戏设计的角度想，“6战士”和“4元素”在一起，元素和战士本身各是一个羁绊，可以认为是一阶羁绊。但当他们同时达成时，从游戏机制上考虑，会不会形成“风暴战士“这一强力二阶羁绊？就像语料中如果同时出现“治疗”和“护理”这两方面的语料，会不会延伸出“康复”这一二阶概念？同理会不会有三阶、四阶？</text:p>
      <text:p text:style-name="P1">另一方面，有些羁绊是不能同时出现的，有些游戏里会设置恶魔和恶魔猎手，这两个羁绊单独都可以出现，在一起反而有副效果。就好像语言中美食和厕所不应该同时出现一样，是否会有负羁绊效果呢？</text:p>
      <text:p text:style-name="P1">其中，高阶羁绊、热力学和语义学之间的复杂互动留在未来研究，而“负羁绊”我们已经得出了结论<text:line-break/>目前实验还是二维空间，但我们认为结论可以扩展到高维思维空间（这里看怎么说更好）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9:36:25.542964291</meta:creation-date>
    <dc:date>2025-11-25T20:05:54.789925778</dc:date>
    <meta:editing-duration>PT8M45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6" meta:word-count="587" meta:character-count="673" meta:non-whitespace-character-count="661"/>
  </office:meta>
</office:document-meta>
</file>